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6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6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5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1757573926864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75757392865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757573915344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5757393070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1757573918416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1757573918928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175757392942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757573926608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1757573914832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757573919184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1757573929936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1757573920976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57573921744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4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58"/>
          </table:table-cell>
        </table:table-row>
        <table:table-row table:style-name="TableLine1757485747616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5748574633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757485755552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757576297056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175757630012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757576298336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306272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106204525" text:style-name="L1">
              <text:list-item>
                <text:p text:style-name="P66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30140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30115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301664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048216159" text:style-name="L2">
              <text:list-item>
                <text:p text:style-name="P67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291680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293216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175757630192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757576302944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757576304480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757576304736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757576292704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757576305504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1757576501888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1757576498816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3M26S</meta:editing-duration>
    <meta:editing-cycles>1122</meta:editing-cycles>
    <dc:date>2022-12-08T09:40:59.995000000</dc:date>
    <meta:document-statistic meta:table-count="7" meta:image-count="0" meta:object-count="0" meta:page-count="3" meta:paragraph-count="85" meta:word-count="337" meta:character-count="2547" meta:non-whitespace-character-count="2118"/>
  </office:meta>
</office:document-meta>
</file>